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6.3cm" draw:transform="rotate (1.57201805727129) translate (1.409cm 14.6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3.1cm" draw:transform="rotate (1.57201805727129) translate (10.208cm 14.065cm)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6.938cm" svg:height="3.453cm" draw:transform="rotate (0.21851522234969) translate (3.58182193445334cm 9.09657572182565cm)" svg:viewBox="0 0 6939 3454" svg:d="M0 93c427 40 813-98 1264-55 448 43 892-19 1341-37 423-16 832 135 1241 232 447 106 789 448 1127 750 393 351 1706 2003 1966 2471">
          <text:p/>
        </draw:path>
        <draw:custom-shape draw:style-name="gr3" draw:text-style-name="P1" draw:layer="layout" svg:width="0.001cm" svg:height="0.9cm" svg:x="-4.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5cm" draw:transform="rotate (1.57201805727129) translate (10.805cm 11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5cm" draw:transform="rotate (0.491310184436404) translate (3cm 9.2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5cm" draw:transform="rotate (1.57201805727129) translate (2.806cm 12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cm" svg:height="0.5cm" draw:transform="rotate (1.57201805727129) translate (2.505cm 11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0.5cm" draw:transform="rotate (1.57201805727129) translate (6.805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08cm" svg:y1="13.873cm" svg:x2="5.608cm" svg:y2="13.871cm">
          <text:p/>
        </draw:line>
        <draw:custom-shape draw:style-name="gr5" draw:text-style-name="P1" draw:layer="layout" svg:width="0.5cm" svg:height="0.385cm" draw:transform="rotate (1.57201805727129) translate (5.216cm 13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0.3cm" draw:transform="rotate (1.57201805727129) translate (3.607cm 13.8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01cm" svg:height="1.299cm" draw:transform="rotate (1.57201805727129) translate (4.005cm 12.2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4cm" draw:transform="rotate (1.57201805727129) translate (12.206cm 12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0.4cm" draw:transform="rotate (1.57201805727129) translate (10.407cm 12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cm" svg:height="0.4cm" draw:transform="rotate (1.57201805727129) translate (11.307cm 13.4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2.046cm" svg:height="2.208cm" draw:transform="rotate (-3.1403709231134) translate (10.5744230289504cm 14.5005960000557cm)" svg:viewBox="0 0 2047 2209" svg:d="M0 2209c245-77 497 36 736-138 261-190 500-404 667-667 152-241 272-501 391-759l92-230 115-231 46-184">
          <text:p/>
        </draw:path>
        <draw:path draw:style-name="gr6" draw:text-style-name="P1" draw:layer="layout" svg:width="3.872cm" svg:height="3.114cm" draw:transform="rotate (0.559901624039781) translate (10.8268766002551cm 9.14415313253687cm)" svg:viewBox="0 0 3873 3115" svg:d="M0 3115c331-54 676 59 992-112 256-139 472-335 720-501 252-169 506-300 719-500 196-183 422-341 551-577 166-303 431-523 576-835l147-234 146-234 22-122">
          <text:p/>
        </draw:path>
        <draw:frame draw:style-name="gr7" draw:text-style-name="P3" draw:layer="layout" svg:width="4.528cm" svg:height="1.685cm" svg:x="14.2cm" svg:y="7.3cm">
          <draw:text-box>
            <text:p><text:span text:style-name="T1">RS232 Serial 4-pin</text:span></text:p>
            <text:p><text:span text:style-name="T1">To PC via Serial-USB</text:span></text:p>
            <text:p><text:span text:style-name="T1">adapter</text:span></text:p>
          </draw:text-box>
        </draw:frame>
        <draw:frame draw:style-name="gr7" draw:text-style-name="P3" draw:layer="layout" svg:width="4.68cm" svg:height="1.207cm" svg:x="7.02cm" svg:y="14.5cm">
          <draw:text-box>
            <text:p><text:span text:style-name="T1">Digitized Count Signal</text:span></text:p>
            <text:p><text:span text:style-name="T1">To Arduino 3-pin</text:span></text:p>
          </draw:text-box>
        </draw:frame>
        <draw:frame draw:style-name="gr8" draw:text-style-name="P3" draw:layer="layout" svg:width="1.683cm" svg:height="1.207cm" svg:x="6.2cm" svg:y="7.2cm">
          <draw:text-box>
            <text:p><text:span text:style-name="T1">10-pin</text:span></text:p>
            <text:p><text:span text:style-name="T1">Cable</text:span></text:p>
          </draw:text-box>
        </draw:frame>
        <draw:frame draw:style-name="gr7" draw:text-style-name="P3" draw:layer="layout" svg:width="3.812cm" svg:height="1.207cm" svg:x="11.888cm" svg:y="12.5cm">
          <draw:text-box>
            <text:p><text:span text:style-name="T1">AVR Programmer</text:span></text:p>
            <text:p><text:span text:style-name="T1">Connector 6-pin</text:span></text:p>
          </draw:text-box>
        </draw:frame>
        <draw:frame draw:style-name="gr7" draw:text-style-name="P3" draw:layer="layout" svg:width="3.952cm" svg:height="0.729cm" svg:x="2.148cm" svg:y="14.871cm">
          <draw:text-box>
            <text:p><text:span text:style-name="T1">Watermeter Board</text:span></text:p>
          </draw:text-box>
        </draw:frame>
        <draw:frame draw:style-name="gr9" draw:text-style-name="P3" draw:layer="layout" svg:width="3.194cm" svg:height="0.729cm" svg:x="11.1cm" svg:y="9.971cm">
          <draw:text-box>
            <text:p><text:span text:style-name="T1">Header 10-pin</text:span></text:p>
          </draw:text-box>
        </draw:frame>
        <draw:line draw:style-name="gr10" draw:text-style-name="P4" draw:layer="layout" svg:x1="5.3cm" svg:y1="10.1cm" svg:x2="3.9cm" svg:y2="9.3cm">
          <text:p text:style-name="P1"/>
        </draw:line>
        <draw:frame draw:style-name="gr7" draw:text-style-name="P5" draw:layer="layout" svg:width="1.679cm" svg:height="0.573cm" svg:x="5.1cm" svg:y="9.8cm">
          <draw:text-box>
            <text:p text:style-name="P5"><text:span text:style-name="T2">Red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8:43:16.022394168</meta:creation-date>
    <dc:date>2016-01-27T19:21:10.196774877</dc:date>
    <meta:editing-duration>PT12M30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